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ystem Glossary:</text:span></text:p>
      <text:p text:style-name="P1"/>
      <text:p text:style-name="P1"><text:span text:style-name="T2">App</text:span><text:s/>– This mobile application.</text:p>
      <text:p text:style-name="P1"/>
      <text:p text:style-name="P1"><text:span text:style-name="T2">Building </text:span>– A building on PSU Harrisburg’s Campus, contains a list of services.</text:p>
      <text:p text:style-name="P1"><text:span text:style-name="T2"/></text:p>
      <text:p text:style-name="P2"><text:span text:style-name="T2">Building’s List of Services </text:span>– A list of available services specific to a Building.</text:p>
      <text:p text:style-name="P2"><text:span text:style-name="T2"/></text:p>
      <text:p text:style-name="P2"><text:span text:style-name="T2">Check My Location button </text:span>– A button on the My Location Screen that, when pressed, returns the Campus Building nearest to the User.</text:p>
      <text:p text:style-name="P3"/>
      <text:p text:style-name="P3"><text:span text:style-name="T2">Clue</text:span><text:s/>– Holds the description, an optional image, and the desired Solution data.</text:p>
      <text:p text:style-name="P3"/>
      <text:p text:style-name="P3"><text:span text:style-name="T2">Current Location </text:span>– The Campus Building nearest to the User.</text:p>
      <text:p text:style-name="P3"/>
      <text:p text:style-name="P3"><text:span text:style-name="T2">Description </text:span>– The hint or question that is meant to lead the User to the Solution.</text:p>
      <text:p text:style-name="P1"><text:span text:style-name="T2"/></text:p>
      <text:p text:style-name="P3"><text:span text:style-name="T2">Destination Location </text:span>– The Campus Building to which the User requested directions. </text:p>
      <text:p text:style-name="P3"/>
      <text:p text:style-name="P3"><text:span text:style-name="T2">Directions Directory </text:span>– A searchable list of mappings that associate a current location and a destination location.</text:p>
      <text:p text:style-name="P3"/>
      <text:p text:style-name="P3"><text:span text:style-name="T2">Directions </text:span>– A set of instructions to get from current location to the destination location.</text:p>
      <text:p text:style-name="P3"/>
      <text:p text:style-name="P3"><text:span text:style-name="T2">Directions Screen </text:span>– A sub-directory where the User can request directions from their current location to another Building on Campus.</text:p>
      <text:p text:style-name="P1"/>
      <text:p text:style-name="P1"><text:span text:style-name="T2">Error Message</text:span><text:s/>– A text popup that describes an error that has occurred during the operation of the App.</text:p>
      <text:p text:style-name="P3"/>
      <text:p text:style-name="P1"><text:span text:style-name="T2">GPS</text:span><text:s/>– Global Positioning System</text:p>
      <text:p text:style-name="P1"/>
      <text:p text:style-name="P3"><text:span text:style-name="T2">Hints button </text:span>– A button displayed during the Scavenger Hunt that will provide the User with an additional description to the current clue’s solution.</text:p>
      <text:p text:style-name="P1"/>
      <text:p text:style-name="P1"><text:span text:style-name="T2">Informational Popup</text:span><text:s/>– A popup menu that displays information about an interesting location.</text:p>
      <text:p text:style-name="P1"/>
      <text:p text:style-name="P1"><text:span text:style-name="T2">Interactive List</text:span><text:s/>– A scrollable list of List Items.</text:p>
      <text:p text:style-name="P1"/>
      <text:p text:style-name="P1"><text:span text:style-name="T2">List Item</text:span><text:s/>– An option within the Interactive List that represents an available service. It can be selected by tapping on its name.</text:p>
      <text:p text:style-name="P1"/>
      <text:p text:style-name="P1"><text:span text:style-name="T2">Main Menu</text:span><text:s/>– A swipe-in menu from the left side of the screen that contains Menu Item options to swap between the Services Directory, Room Directory, and Scavenger Hunt.</text:p>
      <text:p text:style-name="P1"/>
      <text:p text:style-name="P1"><text:span text:style-name="T2">Menu Option</text:span>– A selectable option within the Main Menu. When selected, it changes the active screen.</text:p>
      <text:p text:style-name="P1"/>
      <text:p text:style-name="P3"><text:span text:style-name="T2">My Location Menu Option </text:span>– A Main Menu option that links to the My Location Screen.</text:p>
      <text:p text:style-name="P1"/>
      <text:p text:style-name="P1"><text:span text:style-name="T2">My Location Screen</text:span><text:s/>– An intermediate Screen between determining the User's nearest building and bringing up the Service Results Screen containing information for that building. It will display a “Searching for nearest building...” message.</text:p>
      <text:p text:style-name="P1"/>
      <text:p text:style-name="P3"><text:span text:style-name="T2">Optional Picture </text:span>– An optional visual description intended to lead a User to a clue’s solution.</text:p>
      <text:p text:style-name="P3"/>
      <text:p text:style-name="P3"><text:span text:style-name="T2">Outside Systems </text:span>– Any System with which the App must connect to provide services to the User.</text:p>
      <text:p text:style-name="P3"/>
      <text:p text:style-name="P3"><text:span text:style-name="T2">Point of Interest </text:span>– A location that will pop up information during the Scavenger Hunt.</text:p>
      <text:p text:style-name="P3"/>
      <text:p text:style-name="P1"><text:span text:style-name="T2">Room Data</text:span><text:s/>– Contains information about a specific room such as a description of what the room is for and simple directions of how to find the room.</text:p>
      <text:p text:style-name="P1"/>
      <text:p text:style-name="P1"><text:span text:style-name="T2">Room Directory</text:span><text:s/>– A searchable list of mappings that associate a room number and building name to Room Data.</text:p>
      <text:p text:style-name="P1"/>
      <text:p text:style-name="P3"><text:span text:style-name="T2">Room Directory Menu Option </text:span>– A Main Menu option that links to the Room Search Screen.</text:p>
      <text:p text:style-name="P3"/>
      <text:p text:style-name="P3"><text:span text:style-name="T2">Room Number </text:span>– Along with Building, creates a unique identifying tuple for the Room Directory.</text:p>
      <text:p text:style-name="P3"/>
      <text:p text:style-name="P1"><text:span text:style-name="T2">Room Results Screen</text:span><text:s/>– A Screen that displays the Room Data for a mapping that was found in the Room Directory.</text:p>
      <text:p text:style-name="P1"/>
      <text:p text:style-name="P1"><text:span text:style-name="T2">Room Search Screen</text:span><text:s/>– A Screen that allows user input of room number via text box and building name via dropdown menu. A 'Search' button towards the bottom will, when pressed by the user, make the system check for an associated Room Data mapping for the entered combination.</text:p>
      <text:p text:style-name="P1"/>
      <text:p text:style-name="P1"><text:span text:style-name="T2">Scavenger Hunt Feature</text:span><text:s/>– A system that gives clues to the User and prompts the User for a correct Solution. It can be used as a more interactive way to learn about the campus and its available services.</text:p>
      <text:p text:style-name="P1"/>
      <text:p text:style-name="P3"><text:span text:style-name="T2">Scavenger Hunt Menu Option </text:span>– A Main Menu option that links to the Scavenger Hunt Feature.</text:p>
      <text:p text:style-name="P1"><text:span text:style-name="T2"/></text:p>
      <text:p text:style-name="P1"><text:span text:style-name="T2">Screen</text:span><text:s/>– A visual interface that is displayed to the User.</text:p>
      <text:p text:style-name="P1"/>
      <text:p text:style-name="P1"><text:span text:style-name="T2">Search Bar</text:span><text:s/>– A text box at the top of the Interactive List that will filter the List Items by those that contain a substring of what text is entered.</text:p>
      <text:p text:style-name="P1"/>
      <text:p text:style-name="P3"><text:span text:style-name="T2">Search button </text:span>– A button displayed on the Room Search Screen which allows a Room number and Building to be used to search the Room Directory.</text:p>
      <text:p text:style-name="P1"/>
      <text:p text:style-name="P1"><text:span text:style-name="T2">Service Data</text:span><text:s/>– Contains information about the selected service such as the Service Name, Service Description, Service Phone Number (if applicable), and Service Website URL(if applicable).</text:p>
      <text:p text:style-name="P1"/>
      <text:p text:style-name="P1"><text:span text:style-name="T2">Service Directory</text:span><text:s/>– A searchable list of available services by name.</text:p>
      <text:p text:style-name="P1"/>
      <text:p text:style-name="P3"><text:span text:style-name="T2">Service Directory Menu Option </text:span>– A Main Menu option that links to the Services Search Screen. </text:p>
      <text:p text:style-name="P3"/>
      <text:p text:style-name="P3"><text:span text:style-name="T2">Service List Item </text:span>– Either a Web Service or a Campus Building containing a Building’s List of Services that populates the Interactive List.</text:p>
      <text:p text:style-name="P3"/>
      <text:p text:style-name="P1"><text:span text:style-name="T2">Service Results Screen</text:span><text:s/>– A Screen that displays the selected service's Service Data.</text:p>
      <text:p text:style-name="P1"/>
      <text:p text:style-name="P3"><text:span text:style-name="T2">Services Search Screen </text:span>– A Screen that displays the Interactive List of all Services available to the User as well as the Search Bar.</text:p>
      <text:p text:style-name="P3"/>
      <text:p text:style-name="P1"><text:span text:style-name="T2">Solution</text:span><text:s/>– Contains data in the form of either a string or GPS coordinates with radius. The data is the desired result of a Clue within the Scavenger Hunt.</text:p>
      <text:p text:style-name="P1"/>
      <text:p text:style-name="P3"><text:span text:style-name="T2">String </text:span>– A case insensitive textual solution to a Clue.</text:p>
      <text:p text:style-name="P3"/>
      <text:p text:style-name="P3"><text:span text:style-name="T2">Take Me There button </text:span>– A button displayed in the Room Results Screen that links to the Directions Screen.</text:p>
      <text:p text:style-name="P3"/>
      <text:p text:style-name="P3"><text:span text:style-name="T2">Text Box </text:span>– A method of textual input that allows User to type a response.</text:p>
      <text:p text:style-name="P1"/>
      <text:p text:style-name="P1"><text:span text:style-name="T2">User</text:span><text:s/>– Any person that utilizes the App.Building</text:p>
      <text:p text:style-name="P1"/>
      <text:p text:style-name="P2"><text:span text:style-name="T2">Web Service </text:span>– Any Service that resides outside the Campus that is accessed through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